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114.2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_Gene_expression_perclusterMBO47days_groupb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dent</text:p>
          </table:table-cell>
          <table:table-cell office:value-type="string" calcext:value-type="string">
            <text:p>AQP4_mean</text:p>
          </table:table-cell>
          <table:table-cell office:value-type="string" calcext:value-type="string">
            <text:p>SLC1A3_mean</text:p>
          </table:table-cell>
          <table:table-cell office:value-type="string" calcext:value-type="string">
            <text:p>rna_HEPACAM_mean</text:p>
          </table:table-cell>
          <table:table-cell office:value-type="string" calcext:value-type="string">
            <text:p>CD44_mean</text:p>
          </table:table-cell>
          <table:table-cell office:value-type="string" calcext:value-type="string">
            <text:p>NCAM1_mean</text:p>
          </table:table-cell>
          <table:table-cell office:value-type="string" calcext:value-type="string">
            <text:p>CD24_mean</text:p>
          </table:table-cell>
          <table:table-cell office:value-type="string" calcext:value-type="string">
            <text:p>rna_FUT4_mean</text:p>
          </table:table-cell>
          <table:table-cell office:value-type="string" calcext:value-type="string">
            <text:p>CXCR4_mean</text:p>
          </table:table-cell>
          <table:table-cell office:value-type="string" calcext:value-type="string">
            <text:p>PDGFRA_mean</text:p>
          </table:table-cell>
          <table:table-cell office:value-type="string" calcext:value-type="string">
            <text:p>rna_ITGB1_mean</text:p>
          </table:table-cell>
          <table:table-cell office:value-type="string" calcext:value-type="string">
            <text:p>rna_TF_mean</text:p>
          </table:table-cell>
          <table:table-cell office:value-type="string" calcext:value-type="string">
            <text:p>NKX2-2_mean</text:p>
          </table:table-cell>
          <table:table-cell office:value-type="string" calcext:value-type="string">
            <text:p>rna_PROM1_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ial Glia - 1</text:p>
          </table:table-cell>
          <table:table-cell office:value-type="float" office:value="0.00166482567945875" calcext:value-type="float">
            <text:p>0.001664825679459</text:p>
          </table:table-cell>
          <table:table-cell office:value-type="float" office:value="0.454825213787165" calcext:value-type="float">
            <text:p>0.454825213787165</text:p>
          </table:table-cell>
          <table:table-cell office:value-type="float" office:value="0.00150489089541008" calcext:value-type="float">
            <text:p>0.00150489089541</text:p>
          </table:table-cell>
          <table:table-cell office:value-type="float" office:value="0.00763666287315227" calcext:value-type="float">
            <text:p>0.007636662873152</text:p>
          </table:table-cell>
          <table:table-cell office:value-type="float" office:value="1.10853634911406" calcext:value-type="float">
            <text:p>1.10853634911406</text:p>
          </table:table-cell>
          <table:table-cell office:value-type="float" office:value="4.98772899906145" calcext:value-type="float">
            <text:p>4.98772899906145</text:p>
          </table:table-cell>
          <table:table-cell office:value-type="float" office:value="0.00300978179082017" calcext:value-type="float">
            <text:p>0.00300978179082</text:p>
          </table:table-cell>
          <table:table-cell office:value-type="float" office:value="1.47921604397514" calcext:value-type="float">
            <text:p>1.47921604397514</text:p>
          </table:table-cell>
          <table:table-cell office:value-type="float" office:value="0.000240241905649301" calcext:value-type="float">
            <text:p>0.000240241905649</text:p>
          </table:table-cell>
          <table:table-cell office:value-type="float" office:value="0.732129420617005" calcext:value-type="float">
            <text:p>0.732129420617005</text:p>
          </table:table-cell>
          <table:table-cell office:value-type="float" office:value="0.00376222723852521" calcext:value-type="float">
            <text:p>0.003762227238525</text:p>
          </table:table-cell>
          <table:table-cell office:value-type="float" office:value="0.0115652169405401" calcext:value-type="float">
            <text:p>0.01156521694054</text:p>
          </table:table-cell>
          <table:table-cell office:value-type="float" office:value="0.0316027088036117" calcext:value-type="float">
            <text:p>0.0316027088036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urons - 1</text:p>
          </table:table-cell>
          <table:table-cell office:value-type="float" office:value="0.000056482843401295" calcext:value-type="float">
            <text:p>5.6482843401295E-05</text:p>
          </table:table-cell>
          <table:table-cell office:value-type="float" office:value="0.0128462451874348" calcext:value-type="float">
            <text:p>0.012846245187435</text:p>
          </table:table-cell>
          <table:table-cell office:value-type="float" office:value="0" calcext:value-type="float">
            <text:p>0</text:p>
          </table:table-cell>
          <table:table-cell office:value-type="float" office:value="0.00291236814043643" calcext:value-type="float">
            <text:p>0.002912368140436</text:p>
          </table:table-cell>
          <table:table-cell office:value-type="float" office:value="2.48548773791155" calcext:value-type="float">
            <text:p>2.48548773791155</text:p>
          </table:table-cell>
          <table:table-cell office:value-type="float" office:value="10.7779640621837" calcext:value-type="float">
            <text:p>10.7779640621837</text:p>
          </table:table-cell>
          <table:table-cell office:value-type="float" office:value="0.00153846153846154" calcext:value-type="float">
            <text:p>0.001538461538462</text:p>
          </table:table-cell>
          <table:table-cell office:value-type="float" office:value="0.191920907816091" calcext:value-type="float">
            <text:p>0.191920907816091</text:p>
          </table:table-cell>
          <table:table-cell office:value-type="float" office:value="0.00515869108436571" calcext:value-type="float">
            <text:p>0.005158691084366</text:p>
          </table:table-cell>
          <table:table-cell office:value-type="float" office:value="0.317692307692308" calcext:value-type="float">
            <text:p>0.317692307692308</text:p>
          </table:table-cell>
          <table:table-cell office:value-type="float" office:value="0.00461538461538462" calcext:value-type="float">
            <text:p>0.004615384615385</text:p>
          </table:table-cell>
          <table:table-cell office:value-type="float" office:value="0.0135327209613928" calcext:value-type="float">
            <text:p>0.013532720961393</text:p>
          </table:table-cell>
          <table:table-cell office:value-type="float" office:value="0.00153846153846154" calcext:value-type="float">
            <text:p>0.001538461538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office:value-type="float" office:value="0.0000761711929261465" calcext:value-type="float">
            <text:p>7.61711929261465E-05</text:p>
          </table:table-cell>
          <table:table-cell office:value-type="float" office:value="0.0418701432893065" calcext:value-type="float">
            <text:p>0.041870143289307</text:p>
          </table:table-cell>
          <table:table-cell office:value-type="float" office:value="0" calcext:value-type="float">
            <text:p>0</text:p>
          </table:table-cell>
          <table:table-cell office:value-type="float" office:value="0.0182872858038568" calcext:value-type="float">
            <text:p>0.018287285803857</text:p>
          </table:table-cell>
          <table:table-cell office:value-type="float" office:value="0.675100640137511" calcext:value-type="float">
            <text:p>0.675100640137511</text:p>
          </table:table-cell>
          <table:table-cell office:value-type="float" office:value="3.8767384326382" calcext:value-type="float">
            <text:p>3.8767384326382</text:p>
          </table:table-cell>
          <table:table-cell office:value-type="float" office:value="0.00773860705073087" calcext:value-type="float">
            <text:p>0.007738607050731</text:p>
          </table:table-cell>
          <table:table-cell office:value-type="float" office:value="0.580293901273227" calcext:value-type="float">
            <text:p>0.580293901273227</text:p>
          </table:table-cell>
          <table:table-cell office:value-type="float" office:value="0.00278356807929175" calcext:value-type="float">
            <text:p>0.002783568079292</text:p>
          </table:table-cell>
          <table:table-cell office:value-type="float" office:value="0.816852966466036" calcext:value-type="float">
            <text:p>0.816852966466036</text:p>
          </table:table-cell>
          <table:table-cell office:value-type="float" office:value="0.000859845227858985" calcext:value-type="float">
            <text:p>0.000859845227859</text:p>
          </table:table-cell>
          <table:table-cell office:value-type="float" office:value="0.00647706120689726" calcext:value-type="float">
            <text:p>0.006477061206897</text:p>
          </table:table-cell>
          <table:table-cell office:value-type="float" office:value="0.00257953568357696" calcext:value-type="float">
            <text:p>0.0025795356835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urons - 2</text:p>
          </table:table-cell>
          <table:table-cell office:value-type="float" office:value="0.00386949623995291" calcext:value-type="float">
            <text:p>0.003869496239953</text:p>
          </table:table-cell>
          <table:table-cell office:value-type="float" office:value="0.0975524220499437" calcext:value-type="float">
            <text:p>0.097552422049944</text:p>
          </table:table-cell>
          <table:table-cell office:value-type="float" office:value="0" calcext:value-type="float">
            <text:p>0</text:p>
          </table:table-cell>
          <table:table-cell office:value-type="float" office:value="0.00333611531489927" calcext:value-type="float">
            <text:p>0.003336115314899</text:p>
          </table:table-cell>
          <table:table-cell office:value-type="float" office:value="8.6008413497557" calcext:value-type="float">
            <text:p>8.6008413497557</text:p>
          </table:table-cell>
          <table:table-cell office:value-type="float" office:value="23.9829340486209" calcext:value-type="float">
            <text:p>23.9829340486209</text:p>
          </table:table-cell>
          <table:table-cell office:value-type="float" office:value="0.00513698630136986" calcext:value-type="float">
            <text:p>0.00513698630137</text:p>
          </table:table-cell>
          <table:table-cell office:value-type="float" office:value="0.611291628087294" calcext:value-type="float">
            <text:p>0.611291628087294</text:p>
          </table:table-cell>
          <table:table-cell office:value-type="float" office:value="0.106578035923411" calcext:value-type="float">
            <text:p>0.106578035923411</text:p>
          </table:table-cell>
          <table:table-cell office:value-type="float" office:value="1.21404109589041" calcext:value-type="float">
            <text:p>1.21404109589041</text:p>
          </table:table-cell>
          <table:table-cell office:value-type="float" office:value="0.0102739726027397" calcext:value-type="float">
            <text:p>0.01027397260274</text:p>
          </table:table-cell>
          <table:table-cell office:value-type="float" office:value="0.00273189461424809" calcext:value-type="float">
            <text:p>0.002731894614248</text:p>
          </table:table-cell>
          <table:table-cell office:value-type="float" office:value="0.0136986301369863" calcext:value-type="float">
            <text:p>0.0136986301369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dial Glia - 2</text:p>
          </table:table-cell>
          <table:table-cell office:value-type="float" office:value="0.0000273054209124323" calcext:value-type="float">
            <text:p>2.73054209124323E-05</text:p>
          </table:table-cell>
          <table:table-cell office:value-type="float" office:value="0.0966504144728743" calcext:value-type="float">
            <text:p>0.096650414472874</text:p>
          </table:table-cell>
          <table:table-cell office:value-type="float" office:value="0" calcext:value-type="float">
            <text:p>0</text:p>
          </table:table-cell>
          <table:table-cell office:value-type="float" office:value="0.00592155452373251" calcext:value-type="float">
            <text:p>0.005921554523733</text:p>
          </table:table-cell>
          <table:table-cell office:value-type="float" office:value="1.69454576909091" calcext:value-type="float">
            <text:p>1.69454576909091</text:p>
          </table:table-cell>
          <table:table-cell office:value-type="float" office:value="8.723753618149" calcext:value-type="float">
            <text:p>8.723753618149</text:p>
          </table:table-cell>
          <table:table-cell office:value-type="float" office:value="0.0037037037037037" calcext:value-type="float">
            <text:p>0.003703703703704</text:p>
          </table:table-cell>
          <table:table-cell office:value-type="float" office:value="0.418510997501616" calcext:value-type="float">
            <text:p>0.418510997501616</text:p>
          </table:table-cell>
          <table:table-cell office:value-type="float" office:value="0.0360671517378809" calcext:value-type="float">
            <text:p>0.036067151737881</text:p>
          </table:table-cell>
          <table:table-cell office:value-type="float" office:value="0.698148148148148" calcext:value-type="float">
            <text:p>0.698148148148148</text:p>
          </table:table-cell>
          <table:table-cell office:value-type="float" office:value="0.00185185185185185" calcext:value-type="float">
            <text:p>0.001851851851852</text:p>
          </table:table-cell>
          <table:table-cell office:value-type="float" office:value="0.00215698791079489" calcext:value-type="float">
            <text:p>0.002156987910795</text:p>
          </table:table-cell>
          <table:table-cell office:value-type="float" office:value="0.00185185185185185" calcext:value-type="float">
            <text:p>0.001851851851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ligos</text:p>
          </table:table-cell>
          <table:table-cell office:value-type="float" office:value="0" calcext:value-type="float">
            <text:p>0</text:p>
          </table:table-cell>
          <table:table-cell office:value-type="float" office:value="0.0203872227776531" calcext:value-type="float">
            <text:p>0.020387222777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754176294661" calcext:value-type="float">
            <text:p>1.76754176294661</text:p>
          </table:table-cell>
          <table:table-cell office:value-type="float" office:value="9.12256042539238" calcext:value-type="float">
            <text:p>9.12256042539238</text:p>
          </table:table-cell>
          <table:table-cell office:value-type="float" office:value="0.0050761421319797" calcext:value-type="float">
            <text:p>0.00507614213198</text:p>
          </table:table-cell>
          <table:table-cell office:value-type="float" office:value="0.191166717486561" calcext:value-type="float">
            <text:p>0.191166717486561</text:p>
          </table:table-cell>
          <table:table-cell office:value-type="float" office:value="0.0713943748658648" calcext:value-type="float">
            <text:p>0.071394374865865</text:p>
          </table:table-cell>
          <table:table-cell office:value-type="float" office:value="0.403553299492386" calcext:value-type="float">
            <text:p>0.403553299492386</text:p>
          </table:table-cell>
          <table:table-cell office:value-type="float" office:value="0" calcext:value-type="float">
            <text:p>0</text:p>
          </table:table-cell>
          <table:table-cell office:value-type="float" office:value="0.0000472502853723839" calcext:value-type="float">
            <text:p>4.72502853723839E-05</text:p>
          </table:table-cell>
          <table:table-cell office:value-type="float" office:value="0.00761421319796954" calcext:value-type="float">
            <text:p>0.007614213197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trocytes</text:p>
          </table:table-cell>
          <table:table-cell office:value-type="float" office:value="0.210211065340578" calcext:value-type="float">
            <text:p>0.210211065340578</text:p>
          </table:table-cell>
          <table:table-cell office:value-type="float" office:value="0.569402572173855" calcext:value-type="float">
            <text:p>0.569402572173855</text:p>
          </table:table-cell>
          <table:table-cell office:value-type="float" office:value="0.00626959247648903" calcext:value-type="float">
            <text:p>0.006269592476489</text:p>
          </table:table-cell>
          <table:table-cell office:value-type="float" office:value="0.496401566647057" calcext:value-type="float">
            <text:p>0.496401566647057</text:p>
          </table:table-cell>
          <table:table-cell office:value-type="float" office:value="1.43459242819368" calcext:value-type="float">
            <text:p>1.43459242819368</text:p>
          </table:table-cell>
          <table:table-cell office:value-type="float" office:value="5.24228812017132" calcext:value-type="float">
            <text:p>5.24228812017132</text:p>
          </table:table-cell>
          <table:table-cell office:value-type="float" office:value="0.00940438871473354" calcext:value-type="float">
            <text:p>0.009404388714734</text:p>
          </table:table-cell>
          <table:table-cell office:value-type="float" office:value="0.792628359846808" calcext:value-type="float">
            <text:p>0.792628359846808</text:p>
          </table:table-cell>
          <table:table-cell office:value-type="float" office:value="0.0600951789033187" calcext:value-type="float">
            <text:p>0.060095178903319</text:p>
          </table:table-cell>
          <table:table-cell office:value-type="float" office:value="2.07210031347962" calcext:value-type="float">
            <text:p>2.07210031347962</text:p>
          </table:table-cell>
          <table:table-cell office:value-type="float" office:value="0.00313479623824451" calcext:value-type="float">
            <text:p>0.003134796238245</text:p>
          </table:table-cell>
          <table:table-cell office:value-type="float" office:value="0.0627024095930491" calcext:value-type="float">
            <text:p>0.062702409593049</text:p>
          </table:table-cell>
          <table:table-cell office:value-type="float" office:value="0.0219435736677116" calcext:value-type="float">
            <text:p>0.0219435736677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C</text:p>
          </table:table-cell>
          <table:table-cell office:value-type="float" office:value="0" calcext:value-type="float">
            <text:p>0</text:p>
          </table:table-cell>
          <table:table-cell office:value-type="float" office:value="0.0365167720121178" calcext:value-type="float">
            <text:p>0.036516772012118</text:p>
          </table:table-cell>
          <table:table-cell office:value-type="float" office:value="0" calcext:value-type="float">
            <text:p>0</text:p>
          </table:table-cell>
          <table:table-cell office:value-type="float" office:value="-0.00000914166144157155" calcext:value-type="float">
            <text:p>-9.14166144157155E-06</text:p>
          </table:table-cell>
          <table:table-cell office:value-type="float" office:value="1.8390941776512" calcext:value-type="float">
            <text:p>1.8390941776512</text:p>
          </table:table-cell>
          <table:table-cell office:value-type="float" office:value="9.45745510886093" calcext:value-type="float">
            <text:p>9.45745510886093</text:p>
          </table:table-cell>
          <table:table-cell office:value-type="float" office:value="0" calcext:value-type="float">
            <text:p>0</text:p>
          </table:table-cell>
          <table:table-cell office:value-type="float" office:value="0.437204271128265" calcext:value-type="float">
            <text:p>0.437204271128265</text:p>
          </table:table-cell>
          <table:table-cell office:value-type="float" office:value="0.00474752180649432" calcext:value-type="float">
            <text:p>0.004747521806494</text:p>
          </table:table-cell>
          <table:table-cell office:value-type="float" office:value="0.455752212389381" calcext:value-type="float">
            <text:p>0.455752212389381</text:p>
          </table:table-cell>
          <table:table-cell office:value-type="float" office:value="0" calcext:value-type="float">
            <text:p>0</text:p>
          </table:table-cell>
          <table:table-cell office:value-type="float" office:value="0.0321995486073881" calcext:value-type="float">
            <text:p>0.032199548607388</text:p>
          </table:table-cell>
          <table:table-cell office:value-type="float" office:value="0.00884955752212389" calcext:value-type="float">
            <text:p>0.008849557522124</text:p>
          </table:table-cell>
        </table:table-row>
      </table:table>
      <table:table table:name="transpose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Radial Glia - 1</text:p>
          </table:table-cell>
          <table:table-cell office:value-type="string" calcext:value-type="string">
            <text:p>Neurons - 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eurons - 2</text:p>
          </table:table-cell>
          <table:table-cell office:value-type="string" calcext:value-type="string">
            <text:p>Radial Glia - 2</text:p>
          </table:table-cell>
          <table:table-cell office:value-type="string" calcext:value-type="string">
            <text:p>Oligos</text:p>
          </table:table-cell>
          <table:table-cell office:value-type="string" calcext:value-type="string">
            <text:p>Astrocytes</text:p>
          </table:table-cell>
          <table:table-cell office:value-type="string" calcext:value-type="string">
            <text:p>NP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QP4_mean</text:p>
          </table:table-cell>
          <table:table-cell office:value-type="string" calcext:value-type="string">
            <text:p>AQP4</text:p>
          </table:table-cell>
          <table:table-cell office:value-type="float" office:value="0.00166482567945875" calcext:value-type="float">
            <text:p>0.001664825679459</text:p>
          </table:table-cell>
          <table:table-cell office:value-type="float" office:value="0.000056482843401295" calcext:value-type="float">
            <text:p>5.6482843401295E-05</text:p>
          </table:table-cell>
          <table:table-cell office:value-type="float" office:value="0.0000761711929261465" calcext:value-type="float">
            <text:p>7.61711929261465E-05</text:p>
          </table:table-cell>
          <table:table-cell office:value-type="float" office:value="0.00386949623995291" calcext:value-type="float">
            <text:p>0.003869496239953</text:p>
          </table:table-cell>
          <table:table-cell office:value-type="float" office:value="0.0000273054209124323" calcext:value-type="float">
            <text:p>2.73054209124323E-05</text:p>
          </table:table-cell>
          <table:table-cell office:value-type="float" office:value="0" calcext:value-type="float">
            <text:p>0</text:p>
          </table:table-cell>
          <table:table-cell office:value-type="float" office:value="0.210211065340578" calcext:value-type="float">
            <text:p>0.2102110653405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C1A3_mean</text:p>
          </table:table-cell>
          <table:table-cell office:value-type="string" calcext:value-type="string">
            <text:p>Glast</text:p>
          </table:table-cell>
          <table:table-cell office:value-type="float" office:value="0.454825213787165" calcext:value-type="float">
            <text:p>0.454825213787165</text:p>
          </table:table-cell>
          <table:table-cell office:value-type="float" office:value="0.0128462451874348" calcext:value-type="float">
            <text:p>0.012846245187435</text:p>
          </table:table-cell>
          <table:table-cell office:value-type="float" office:value="0.0418701432893065" calcext:value-type="float">
            <text:p>0.041870143289307</text:p>
          </table:table-cell>
          <table:table-cell office:value-type="float" office:value="0.0975524220499437" calcext:value-type="float">
            <text:p>0.097552422049944</text:p>
          </table:table-cell>
          <table:table-cell office:value-type="float" office:value="0.0966504144728743" calcext:value-type="float">
            <text:p>0.096650414472874</text:p>
          </table:table-cell>
          <table:table-cell office:value-type="float" office:value="0.0203872227776531" calcext:value-type="float">
            <text:p>0.020387222777653</text:p>
          </table:table-cell>
          <table:table-cell office:value-type="float" office:value="0.569402572173855" calcext:value-type="float">
            <text:p>0.569402572173855</text:p>
          </table:table-cell>
          <table:table-cell office:value-type="float" office:value="0.0365167720121178" calcext:value-type="float">
            <text:p>0.0365167720121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a_HEPACAM_mean</text:p>
          </table:table-cell>
          <table:table-cell office:value-type="string" calcext:value-type="string">
            <text:p>HepaCam</text:p>
          </table:table-cell>
          <table:table-cell office:value-type="float" office:value="0.00150489089541008" calcext:value-type="float">
            <text:p>0.001504890895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626959247648903" calcext:value-type="float">
            <text:p>0.0062695924764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44_mean</text:p>
          </table:table-cell>
          <table:table-cell office:value-type="string" calcext:value-type="string">
            <text:p>CD44</text:p>
          </table:table-cell>
          <table:table-cell office:value-type="float" office:value="0.00763666287315227" calcext:value-type="float">
            <text:p>0.007636662873152</text:p>
          </table:table-cell>
          <table:table-cell office:value-type="float" office:value="0.00291236814043643" calcext:value-type="float">
            <text:p>0.002912368140436</text:p>
          </table:table-cell>
          <table:table-cell office:value-type="float" office:value="0.0182872858038568" calcext:value-type="float">
            <text:p>0.018287285803857</text:p>
          </table:table-cell>
          <table:table-cell office:value-type="float" office:value="0.00333611531489927" calcext:value-type="float">
            <text:p>0.003336115314899</text:p>
          </table:table-cell>
          <table:table-cell office:value-type="float" office:value="0.00592155452373251" calcext:value-type="float">
            <text:p>0.005921554523733</text:p>
          </table:table-cell>
          <table:table-cell office:value-type="float" office:value="0" calcext:value-type="float">
            <text:p>0</text:p>
          </table:table-cell>
          <table:table-cell office:value-type="float" office:value="0.496401566647057" calcext:value-type="float">
            <text:p>0.496401566647057</text:p>
          </table:table-cell>
          <table:table-cell office:value-type="float" office:value="-0.00000914166144157155" calcext:value-type="float">
            <text:p>-9.14166144157155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AM1_mean</text:p>
          </table:table-cell>
          <table:table-cell office:value-type="string" calcext:value-type="string">
            <text:p>CD56</text:p>
          </table:table-cell>
          <table:table-cell office:value-type="float" office:value="1.10853634911406" calcext:value-type="float">
            <text:p>1.10853634911406</text:p>
          </table:table-cell>
          <table:table-cell office:value-type="float" office:value="2.48548773791155" calcext:value-type="float">
            <text:p>2.48548773791155</text:p>
          </table:table-cell>
          <table:table-cell office:value-type="float" office:value="0.675100640137511" calcext:value-type="float">
            <text:p>0.675100640137511</text:p>
          </table:table-cell>
          <table:table-cell office:value-type="float" office:value="8.6008413497557" calcext:value-type="float">
            <text:p>8.6008413497557</text:p>
          </table:table-cell>
          <table:table-cell office:value-type="float" office:value="1.69454576909091" calcext:value-type="float">
            <text:p>1.69454576909091</text:p>
          </table:table-cell>
          <table:table-cell office:value-type="float" office:value="1.76754176294661" calcext:value-type="float">
            <text:p>1.76754176294661</text:p>
          </table:table-cell>
          <table:table-cell office:value-type="float" office:value="1.43459242819368" calcext:value-type="float">
            <text:p>1.43459242819368</text:p>
          </table:table-cell>
          <table:table-cell office:value-type="float" office:value="1.8390941776512" calcext:value-type="float">
            <text:p>1.8390941776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24_mean</text:p>
          </table:table-cell>
          <table:table-cell office:value-type="string" calcext:value-type="string">
            <text:p>CD24</text:p>
          </table:table-cell>
          <table:table-cell office:value-type="float" office:value="4.98772899906145" calcext:value-type="float">
            <text:p>4.98772899906145</text:p>
          </table:table-cell>
          <table:table-cell office:value-type="float" office:value="10.7779640621837" calcext:value-type="float">
            <text:p>10.7779640621837</text:p>
          </table:table-cell>
          <table:table-cell office:value-type="float" office:value="3.8767384326382" calcext:value-type="float">
            <text:p>3.8767384326382</text:p>
          </table:table-cell>
          <table:table-cell office:value-type="float" office:value="23.9829340486209" calcext:value-type="float">
            <text:p>23.9829340486209</text:p>
          </table:table-cell>
          <table:table-cell office:value-type="float" office:value="8.723753618149" calcext:value-type="float">
            <text:p>8.723753618149</text:p>
          </table:table-cell>
          <table:table-cell office:value-type="float" office:value="9.12256042539238" calcext:value-type="float">
            <text:p>9.12256042539238</text:p>
          </table:table-cell>
          <table:table-cell office:value-type="float" office:value="5.24228812017132" calcext:value-type="float">
            <text:p>5.24228812017132</text:p>
          </table:table-cell>
          <table:table-cell office:value-type="float" office:value="9.45745510886093" calcext:value-type="float">
            <text:p>9.457455108860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a_FUT4_mean</text:p>
          </table:table-cell>
          <table:table-cell office:value-type="string" calcext:value-type="string">
            <text:p>CD15</text:p>
          </table:table-cell>
          <table:table-cell office:value-type="float" office:value="0.00300978179082017" calcext:value-type="float">
            <text:p>0.00300978179082</text:p>
          </table:table-cell>
          <table:table-cell office:value-type="float" office:value="0.00153846153846154" calcext:value-type="float">
            <text:p>0.001538461538462</text:p>
          </table:table-cell>
          <table:table-cell office:value-type="float" office:value="0.00773860705073087" calcext:value-type="float">
            <text:p>0.007738607050731</text:p>
          </table:table-cell>
          <table:table-cell office:value-type="float" office:value="0.00513698630136986" calcext:value-type="float">
            <text:p>0.00513698630137</text:p>
          </table:table-cell>
          <table:table-cell office:value-type="float" office:value="0.0037037037037037" calcext:value-type="float">
            <text:p>0.003703703703704</text:p>
          </table:table-cell>
          <table:table-cell office:value-type="float" office:value="0.0050761421319797" calcext:value-type="float">
            <text:p>0.00507614213198</text:p>
          </table:table-cell>
          <table:table-cell office:value-type="float" office:value="0.00940438871473354" calcext:value-type="float">
            <text:p>0.0094043887147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XCR4_mean</text:p>
          </table:table-cell>
          <table:table-cell office:value-type="string" calcext:value-type="string">
            <text:p>CD184</text:p>
          </table:table-cell>
          <table:table-cell office:value-type="float" office:value="1.47921604397514" calcext:value-type="float">
            <text:p>1.47921604397514</text:p>
          </table:table-cell>
          <table:table-cell office:value-type="float" office:value="0.191920907816091" calcext:value-type="float">
            <text:p>0.191920907816091</text:p>
          </table:table-cell>
          <table:table-cell office:value-type="float" office:value="0.580293901273227" calcext:value-type="float">
            <text:p>0.580293901273227</text:p>
          </table:table-cell>
          <table:table-cell office:value-type="float" office:value="0.611291628087294" calcext:value-type="float">
            <text:p>0.611291628087294</text:p>
          </table:table-cell>
          <table:table-cell office:value-type="float" office:value="0.418510997501616" calcext:value-type="float">
            <text:p>0.418510997501616</text:p>
          </table:table-cell>
          <table:table-cell office:value-type="float" office:value="0.191166717486561" calcext:value-type="float">
            <text:p>0.191166717486561</text:p>
          </table:table-cell>
          <table:table-cell office:value-type="float" office:value="0.792628359846808" calcext:value-type="float">
            <text:p>0.792628359846808</text:p>
          </table:table-cell>
          <table:table-cell office:value-type="float" office:value="0.437204271128265" calcext:value-type="float">
            <text:p>0.437204271128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GFRA_mean</text:p>
          </table:table-cell>
          <table:table-cell office:value-type="string" calcext:value-type="string">
            <text:p>CD140a</text:p>
          </table:table-cell>
          <table:table-cell office:value-type="float" office:value="0.000240241905649301" calcext:value-type="float">
            <text:p>0.000240241905649</text:p>
          </table:table-cell>
          <table:table-cell office:value-type="float" office:value="0.00515869108436571" calcext:value-type="float">
            <text:p>0.005158691084366</text:p>
          </table:table-cell>
          <table:table-cell office:value-type="float" office:value="0.00278356807929175" calcext:value-type="float">
            <text:p>0.002783568079292</text:p>
          </table:table-cell>
          <table:table-cell office:value-type="float" office:value="0.106578035923411" calcext:value-type="float">
            <text:p>0.106578035923411</text:p>
          </table:table-cell>
          <table:table-cell office:value-type="float" office:value="0.0360671517378809" calcext:value-type="float">
            <text:p>0.036067151737881</text:p>
          </table:table-cell>
          <table:table-cell office:value-type="float" office:value="0.0713943748658648" calcext:value-type="float">
            <text:p>0.071394374865865</text:p>
          </table:table-cell>
          <table:table-cell office:value-type="float" office:value="0.0600951789033187" calcext:value-type="float">
            <text:p>0.060095178903319</text:p>
          </table:table-cell>
          <table:table-cell office:value-type="float" office:value="0.00474752180649432" calcext:value-type="float">
            <text:p>0.004747521806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a_ITGB1_mean</text:p>
          </table:table-cell>
          <table:table-cell office:value-type="string" calcext:value-type="string">
            <text:p>CD29</text:p>
          </table:table-cell>
          <table:table-cell office:value-type="float" office:value="0.732129420617005" calcext:value-type="float">
            <text:p>0.732129420617005</text:p>
          </table:table-cell>
          <table:table-cell office:value-type="float" office:value="0.317692307692308" calcext:value-type="float">
            <text:p>0.317692307692308</text:p>
          </table:table-cell>
          <table:table-cell office:value-type="float" office:value="0.816852966466036" calcext:value-type="float">
            <text:p>0.816852966466036</text:p>
          </table:table-cell>
          <table:table-cell office:value-type="float" office:value="1.21404109589041" calcext:value-type="float">
            <text:p>1.21404109589041</text:p>
          </table:table-cell>
          <table:table-cell office:value-type="float" office:value="0.698148148148148" calcext:value-type="float">
            <text:p>0.698148148148148</text:p>
          </table:table-cell>
          <table:table-cell office:value-type="float" office:value="0.403553299492386" calcext:value-type="float">
            <text:p>0.403553299492386</text:p>
          </table:table-cell>
          <table:table-cell office:value-type="float" office:value="2.07210031347962" calcext:value-type="float">
            <text:p>2.07210031347962</text:p>
          </table:table-cell>
          <table:table-cell office:value-type="float" office:value="0.455752212389381" calcext:value-type="float">
            <text:p>0.455752212389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a_TF_mean</text:p>
          </table:table-cell>
          <table:table-cell office:value-type="string" calcext:value-type="string">
            <text:p>CD71</text:p>
          </table:table-cell>
          <table:table-cell office:value-type="float" office:value="0.00376222723852521" calcext:value-type="float">
            <text:p>0.003762227238525</text:p>
          </table:table-cell>
          <table:table-cell office:value-type="float" office:value="0.00461538461538462" calcext:value-type="float">
            <text:p>0.004615384615385</text:p>
          </table:table-cell>
          <table:table-cell office:value-type="float" office:value="0.000859845227858985" calcext:value-type="float">
            <text:p>0.000859845227859</text:p>
          </table:table-cell>
          <table:table-cell office:value-type="float" office:value="0.0102739726027397" calcext:value-type="float">
            <text:p>0.01027397260274</text:p>
          </table:table-cell>
          <table:table-cell office:value-type="float" office:value="0.00185185185185185" calcext:value-type="float">
            <text:p>0.001851851851852</text:p>
          </table:table-cell>
          <table:table-cell office:value-type="float" office:value="0" calcext:value-type="float">
            <text:p>0</text:p>
          </table:table-cell>
          <table:table-cell office:value-type="float" office:value="0.00313479623824451" calcext:value-type="float">
            <text:p>0.0031347962382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X2-2_mean</text:p>
          </table:table-cell>
          <table:table-cell office:value-type="string" calcext:value-type="string">
            <text:p>O4</text:p>
          </table:table-cell>
          <table:table-cell office:value-type="float" office:value="0.0115652169405401" calcext:value-type="float">
            <text:p>0.01156521694054</text:p>
          </table:table-cell>
          <table:table-cell office:value-type="float" office:value="0.0135327209613928" calcext:value-type="float">
            <text:p>0.013532720961393</text:p>
          </table:table-cell>
          <table:table-cell office:value-type="float" office:value="0.00647706120689726" calcext:value-type="float">
            <text:p>0.006477061206897</text:p>
          </table:table-cell>
          <table:table-cell office:value-type="float" office:value="0.00273189461424809" calcext:value-type="float">
            <text:p>0.002731894614248</text:p>
          </table:table-cell>
          <table:table-cell office:value-type="float" office:value="0.00215698791079489" calcext:value-type="float">
            <text:p>0.002156987910795</text:p>
          </table:table-cell>
          <table:table-cell office:value-type="float" office:value="0.0000472502853723839" calcext:value-type="float">
            <text:p>4.72502853723839E-05</text:p>
          </table:table-cell>
          <table:table-cell office:value-type="float" office:value="0.0627024095930491" calcext:value-type="float">
            <text:p>0.062702409593049</text:p>
          </table:table-cell>
          <table:table-cell office:value-type="float" office:value="0.0321995486073881" calcext:value-type="float">
            <text:p>0.032199548607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a_PROM1_mean</text:p>
          </table:table-cell>
          <table:table-cell office:value-type="string" calcext:value-type="string">
            <text:p>CD133</text:p>
          </table:table-cell>
          <table:table-cell office:value-type="float" office:value="0.0316027088036117" calcext:value-type="float">
            <text:p>0.031602708803612</text:p>
          </table:table-cell>
          <table:table-cell office:value-type="float" office:value="0.00153846153846154" calcext:value-type="float">
            <text:p>0.001538461538462</text:p>
          </table:table-cell>
          <table:table-cell office:value-type="float" office:value="0.00257953568357696" calcext:value-type="float">
            <text:p>0.002579535683577</text:p>
          </table:table-cell>
          <table:table-cell office:value-type="float" office:value="0.0136986301369863" calcext:value-type="float">
            <text:p>0.013698630136986</text:p>
          </table:table-cell>
          <table:table-cell office:value-type="float" office:value="0.00185185185185185" calcext:value-type="float">
            <text:p>0.001851851851852</text:p>
          </table:table-cell>
          <table:table-cell office:value-type="float" office:value="0.00761421319796954" calcext:value-type="float">
            <text:p>0.00761421319797</text:p>
          </table:table-cell>
          <table:table-cell office:value-type="float" office:value="0.0219435736677116" calcext:value-type="float">
            <text:p>0.021943573667712</text:p>
          </table:table-cell>
          <table:table-cell office:value-type="float" office:value="0.00884955752212389" calcext:value-type="float">
            <text:p>0.008849557522124</text:p>
          </table:table-cell>
          <table:table-cell table:number-columns-repeated="6"/>
        </table:table-row>
      </table:table>
      <table:table table:name="MBO47days" table:style-name="ta1">
        <table:table-column table:style-name="co9" table:number-columns-repeated="13" table:default-cell-style-name="Default"/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StemCell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Astrocyte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Olig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Endothelial</text:p>
          </table:table-cell>
          <table:table-cell office:value-type="string" calcext:value-type="string">
            <text:p>Pericyte</text:p>
          </table:table-cell>
          <table:table-cell office:value-type="string" calcext:value-type="string">
            <text:p>Edpendymal</text:p>
          </table:table-cell>
          <table:table-cell office:value-type="string" calcext:value-type="string">
            <text:p>Microglial</text:p>
          </table:table-cell>
        </table:table-row>
        <table:table-row table:style-name="ro1">
          <table:table-cell office:value-type="string" calcext:value-type="string">
            <text:p>Aqp4</text:p>
          </table:table-cell>
          <table:table-cell office:value-type="string" calcext:value-type="string">
            <text:p>AQP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0.0019629895416771" calcext:value-type="float">
            <text:p>0.001962989541677</text:p>
          </table:table-cell>
          <table:table-cell office:value-type="float" office:value="0.210211065340578" calcext:value-type="float">
            <text:p>0.210211065340578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0.000846065550185591" calcext:value-type="float">
            <text:p>0.00084606555018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d24a</text:p>
          </table:table-cell>
          <table:table-cell office:value-type="string" calcext:value-type="string">
            <text:p>CD24</text:p>
          </table:table-cell>
          <table:table-cell office:value-type="string" calcext:value-type="string">
            <text:p>NA</text:p>
          </table:table-cell>
          <table:table-cell office:value-type="float" office:value="9.45745510886093" calcext:value-type="float">
            <text:p>9.45745510886093</text:p>
          </table:table-cell>
          <table:table-cell office:value-type="float" office:value="17.3804490554023" calcext:value-type="float">
            <text:p>17.3804490554023</text:p>
          </table:table-cell>
          <table:table-cell office:value-type="float" office:value="5.24228812017132" calcext:value-type="float">
            <text:p>5.24228812017132</text:p>
          </table:table-cell>
          <table:table-cell office:value-type="string" calcext:value-type="string">
            <text:p>NA</text:p>
          </table:table-cell>
          <table:table-cell office:value-type="float" office:value="9.12256042539238" calcext:value-type="float">
            <text:p>9.12256042539238</text:p>
          </table:table-cell>
          <table:table-cell office:value-type="float" office:value="6.85574130860523" calcext:value-type="float">
            <text:p>6.8557413086052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d44</text:p>
          </table:table-cell>
          <table:table-cell office:value-type="string" calcext:value-type="string">
            <text:p>CD44</text:p>
          </table:table-cell>
          <table:table-cell office:value-type="string" calcext:value-type="string">
            <text:p>NA</text:p>
          </table:table-cell>
          <table:table-cell office:value-type="float" office:value="-0.00000914166144157155" calcext:value-type="float">
            <text:p>-9.14166144157155E-06</text:p>
          </table:table-cell>
          <table:table-cell office:value-type="float" office:value="0.00312424172766785" calcext:value-type="float">
            <text:p>0.003124241727668</text:p>
          </table:table-cell>
          <table:table-cell office:value-type="float" office:value="0.496401566647057" calcext:value-type="float">
            <text:p>0.496401566647057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0.00677910869844239" calcext:value-type="float">
            <text:p>0.00677910869844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xcr4</text:p>
          </table:table-cell>
          <table:table-cell office:value-type="string" calcext:value-type="string">
            <text:p>CD184</text:p>
          </table:table-cell>
          <table:table-cell office:value-type="string" calcext:value-type="string">
            <text:p>NA</text:p>
          </table:table-cell>
          <table:table-cell office:value-type="float" office:value="0.437204271128265" calcext:value-type="float">
            <text:p>0.437204271128265</text:p>
          </table:table-cell>
          <table:table-cell office:value-type="float" office:value="0.401606267951693" calcext:value-type="float">
            <text:p>0.401606267951693</text:p>
          </table:table-cell>
          <table:table-cell office:value-type="float" office:value="0.792628359846808" calcext:value-type="float">
            <text:p>0.792628359846808</text:p>
          </table:table-cell>
          <table:table-cell office:value-type="string" calcext:value-type="string">
            <text:p>NA</text:p>
          </table:table-cell>
          <table:table-cell office:value-type="float" office:value="0.191166717486561" calcext:value-type="float">
            <text:p>0.191166717486561</text:p>
          </table:table-cell>
          <table:table-cell office:value-type="float" office:value="0.948863520738378" calcext:value-type="float">
            <text:p>0.94886352073837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ut4</text:p>
          </table:table-cell>
          <table:table-cell office:value-type="string" calcext:value-type="string">
            <text:p>CD1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0.0033377239199157" calcext:value-type="float">
            <text:p>0.003337723919916</text:p>
          </table:table-cell>
          <table:table-cell office:value-type="float" office:value="0.00940438871473354" calcext:value-type="float">
            <text:p>0.009404388714734</text:p>
          </table:table-cell>
          <table:table-cell office:value-type="string" calcext:value-type="string">
            <text:p>NA</text:p>
          </table:table-cell>
          <table:table-cell office:value-type="float" office:value="0.0050761421319797" calcext:value-type="float">
            <text:p>0.00507614213198</text:p>
          </table:table-cell>
          <table:table-cell office:value-type="float" office:value="0.00335674274726193" calcext:value-type="float">
            <text:p>0.00335674274726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epacam</text:p>
          </table:table-cell>
          <table:table-cell office:value-type="string" calcext:value-type="string">
            <text:p>HepaCam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6959247648903" calcext:value-type="float">
            <text:p>0.00626959247648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0.00075244544770504" calcext:value-type="float">
            <text:p>0.00075244544770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gb1</text:p>
          </table:table-cell>
          <table:table-cell office:value-type="string" calcext:value-type="string">
            <text:p>CD29</text:p>
          </table:table-cell>
          <table:table-cell office:value-type="string" calcext:value-type="string">
            <text:p>NA</text:p>
          </table:table-cell>
          <table:table-cell office:value-type="float" office:value="0.455752212389381" calcext:value-type="float">
            <text:p>0.455752212389381</text:p>
          </table:table-cell>
          <table:table-cell office:value-type="float" office:value="0.765866701791359" calcext:value-type="float">
            <text:p>0.765866701791359</text:p>
          </table:table-cell>
          <table:table-cell office:value-type="float" office:value="2.07210031347962" calcext:value-type="float">
            <text:p>2.07210031347962</text:p>
          </table:table-cell>
          <table:table-cell office:value-type="string" calcext:value-type="string">
            <text:p>NA</text:p>
          </table:table-cell>
          <table:table-cell office:value-type="float" office:value="0.403553299492386" calcext:value-type="float">
            <text:p>0.403553299492386</text:p>
          </table:table-cell>
          <table:table-cell office:value-type="float" office:value="0.715138784382576" calcext:value-type="float">
            <text:p>0.7151387843825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CAM1</text:p>
          </table:table-cell>
          <table:table-cell office:value-type="string" calcext:value-type="string">
            <text:p>CD56</text:p>
          </table:table-cell>
          <table:table-cell office:value-type="string" calcext:value-type="string">
            <text:p>NA</text:p>
          </table:table-cell>
          <table:table-cell office:value-type="float" office:value="1.8390941776512" calcext:value-type="float">
            <text:p>1.8390941776512</text:p>
          </table:table-cell>
          <table:table-cell office:value-type="float" office:value="5.54316454383363" calcext:value-type="float">
            <text:p>5.54316454383363</text:p>
          </table:table-cell>
          <table:table-cell office:value-type="float" office:value="1.43459242819368" calcext:value-type="float">
            <text:p>1.43459242819368</text:p>
          </table:table-cell>
          <table:table-cell office:value-type="string" calcext:value-type="string">
            <text:p>NA</text:p>
          </table:table-cell>
          <table:table-cell office:value-type="float" office:value="1.76754176294661" calcext:value-type="float">
            <text:p>1.76754176294661</text:p>
          </table:table-cell>
          <table:table-cell office:value-type="float" office:value="1.40154105910249" calcext:value-type="float">
            <text:p>1.401541059102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kx6-2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A</text:p>
          </table:table-cell>
          <table:table-cell office:value-type="float" office:value="0.0321995486073881" calcext:value-type="float">
            <text:p>0.032199548607388</text:p>
          </table:table-cell>
          <table:table-cell office:value-type="float" office:value="0.00813230778782045" calcext:value-type="float">
            <text:p>0.00813230778782</text:p>
          </table:table-cell>
          <table:table-cell office:value-type="float" office:value="0.0627024095930491" calcext:value-type="float">
            <text:p>0.062702409593049</text:p>
          </table:table-cell>
          <table:table-cell office:value-type="string" calcext:value-type="string">
            <text:p>NA</text:p>
          </table:table-cell>
          <table:table-cell office:value-type="float" office:value="0.0000472502853723839" calcext:value-type="float">
            <text:p>4.72502853723839E-05</text:p>
          </table:table-cell>
          <table:table-cell office:value-type="float" office:value="0.0068611024256675" calcext:value-type="float">
            <text:p>0.00686110242566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dgfra</text:p>
          </table:table-cell>
          <table:table-cell office:value-type="string" calcext:value-type="string">
            <text:p>CD140a</text:p>
          </table:table-cell>
          <table:table-cell office:value-type="string" calcext:value-type="string">
            <text:p>NA</text:p>
          </table:table-cell>
          <table:table-cell office:value-type="float" office:value="0.00474752180649432" calcext:value-type="float">
            <text:p>0.004747521806494</text:p>
          </table:table-cell>
          <table:table-cell office:value-type="float" office:value="0.0558683635038884" calcext:value-type="float">
            <text:p>0.055868363503888</text:p>
          </table:table-cell>
          <table:table-cell office:value-type="float" office:value="0.0600951789033187" calcext:value-type="float">
            <text:p>0.060095178903319</text:p>
          </table:table-cell>
          <table:table-cell office:value-type="string" calcext:value-type="string">
            <text:p>NA</text:p>
          </table:table-cell>
          <table:table-cell office:value-type="float" office:value="0.0713943748658648" calcext:value-type="float">
            <text:p>0.071394374865865</text:p>
          </table:table-cell>
          <table:table-cell office:value-type="float" office:value="0.0181536968217651" calcext:value-type="float">
            <text:p>0.0181536968217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rom1</text:p>
          </table:table-cell>
          <table:table-cell office:value-type="string" calcext:value-type="string">
            <text:p>CD133</text:p>
          </table:table-cell>
          <table:table-cell office:value-type="string" calcext:value-type="string">
            <text:p>NA</text:p>
          </table:table-cell>
          <table:table-cell office:value-type="float" office:value="0.00884955752212389" calcext:value-type="float">
            <text:p>0.008849557522124</text:p>
          </table:table-cell>
          <table:table-cell office:value-type="float" office:value="0.00761854583772392" calcext:value-type="float">
            <text:p>0.007618545837724</text:p>
          </table:table-cell>
          <table:table-cell office:value-type="float" office:value="0.0219435736677116" calcext:value-type="float">
            <text:p>0.021943573667712</text:p>
          </table:table-cell>
          <table:table-cell office:value-type="string" calcext:value-type="string">
            <text:p>NA</text:p>
          </table:table-cell>
          <table:table-cell office:value-type="float" office:value="0.00761421319796954" calcext:value-type="float">
            <text:p>0.00761421319797</text:p>
          </table:table-cell>
          <table:table-cell office:value-type="float" office:value="0.0167272803277318" calcext:value-type="float">
            <text:p>0.01672728032773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lc1a3</text:p>
          </table:table-cell>
          <table:table-cell office:value-type="string" calcext:value-type="string">
            <text:p>Glast</text:p>
          </table:table-cell>
          <table:table-cell office:value-type="string" calcext:value-type="string">
            <text:p>NA</text:p>
          </table:table-cell>
          <table:table-cell office:value-type="float" office:value="0.0365167720121178" calcext:value-type="float">
            <text:p>0.036516772012118</text:p>
          </table:table-cell>
          <table:table-cell office:value-type="float" office:value="0.0551993336186893" calcext:value-type="float">
            <text:p>0.055199333618689</text:p>
          </table:table-cell>
          <table:table-cell office:value-type="float" office:value="0.569402572173855" calcext:value-type="float">
            <text:p>0.569402572173855</text:p>
          </table:table-cell>
          <table:table-cell office:value-type="string" calcext:value-type="string">
            <text:p>NA</text:p>
          </table:table-cell>
          <table:table-cell office:value-type="float" office:value="0.0203872227776531" calcext:value-type="float">
            <text:p>0.020387222777653</text:p>
          </table:table-cell>
          <table:table-cell office:value-type="float" office:value="0.27573781413002" calcext:value-type="float">
            <text:p>0.275737814130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frc</text:p>
          </table:table-cell>
          <table:table-cell office:value-type="string" calcext:value-type="string">
            <text:p>CD7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0.00744467860906216" calcext:value-type="float">
            <text:p>0.007444678609062</text:p>
          </table:table-cell>
          <table:table-cell office:value-type="float" office:value="0.00313479623824451" calcext:value-type="float">
            <text:p>0.00313479623824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0.00280703954518853" calcext:value-type="float">
            <text:p>0.002807039545189</text:p>
          </table:table-cell>
          <table:table-cell table:number-columns-repeated="4" office:value-type="string" calcext:value-type="string">
            <text:p>NA</text:p>
          </table:table-cell>
        </table:table-row>
      </table:table>
      <table:named-expressions/>
      <table:database-ranges>
        <table:database-range table:name="__Anonymous_Sheet_DB__2" table:target-range-address="MBO47days.A1:MBO47days.AMJ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6:56:24.735906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4T16:58:18.806643273</dc:date>
    <dc:creator>Rhalena Thomas</dc:creator>
    <meta:editing-duration>PT19M53S</meta:editing-duration>
    <meta:editing-cycles>6</meta:editing-cycles>
    <meta:generator>LibreOffice/6.0.7.3$Linux_X86_64 LibreOffice_project/00m0$Build-3</meta:generator>
    <meta:document-statistic meta:table-count="3" meta:cell-count="456" meta:object-count="0"/>
  </office:meta>
</office:document-meta>
</file>